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000000100223D1341.png" manifest:media-type=""/>
  <manifest:file-entry manifest:full-path="Pictures/10000201000001900000012C92F8572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4586"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15cm"/>
    </style:style>
    <style:style style:name="gr7" style:family="graphic" style:parent-style-name="standard">
      <style:graphic-properties draw:stroke="none" svg:stroke-color="#000000" draw:fill="none" draw:fill-color="#ffffff" fo:min-height="0.0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cc6633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c5000b"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fo:min-height="0.9cm"/>
    </style:style>
    <style:style style:name="gr20" style:family="graphic" style:parent-style-name="standard">
      <style:graphic-properties draw:fill="solid" draw:fill-color="#808080" draw:textarea-vertical-align="middle" draw:auto-grow-height="false" fo:min-height="0.749cm" fo:min-width="0.499cm" fo:wrap-option="wrap"/>
    </style:style>
    <style:style style:name="gr21" style:family="graphic" style:parent-style-name="standard">
      <style:graphic-properties draw:textarea-vertical-align="middle" draw:auto-grow-height="false" fo:min-height="0.75cm" fo:min-width="0.5cm" fo:wrap-option="wrap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cm" svg:height="0.8cm" svg:x="3.196cm" svg:y="7.9cm">
          <draw:text-box>
            <text:p><text:span text:style-name="T1">Sump Light</text:span></text:p>
          </draw:text-box>
        </draw:frame>
        <draw:custom-shape draw:style-name="gr2" draw:text-style-name="P2" draw:layer="layout" svg:width="5.5cm" svg:height="2.3cm" svg:x="11.096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1cm" svg:height="2.7cm" svg:x="2.396cm" svg:y="4.9cm">
          <text:p text:style-name="P2">Display Tank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0.7cm" svg:height="0.7cm" svg:x="3.99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4.8cm" svg:x="2.39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0.2cm" svg:x="2.696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4.8cm" svg:x="6.196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1cm" svg:height="1.9cm" svg:x="2.896cm" svg:y="10.4cm">
          <text:p text:style-name="P2"><text:span text:style-name="T2">Sump Filter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2" draw:id="id2" draw:layer="layout" svg:width="3.3cm" svg:height="0.649cm" svg:x="1.596cm" svg:y="1.7cm">
          <draw:text-box>
            <text:p><text:span text:style-name="T1">Actinic Light</text:span></text:p>
          </draw:text-box>
        </draw:frame>
        <draw:frame draw:style-name="gr7" draw:text-style-name="P1" draw:layer="layout" svg:width="2.2cm" svg:height="0.649cm" svg:x="3.396cm" svg:y="3cm">
          <draw:text-box>
            <text:p><text:span text:style-name="T1">Day Light</text:span></text:p>
          </draw:text-box>
        </draw:frame>
        <draw:frame draw:style-name="gr8" draw:text-style-name="P1" xml:id="id3" draw:id="id3" draw:layer="layout" svg:width="2.4cm" svg:height="0.9cm" svg:x="4.796cm" svg:y="1.8cm">
          <draw:text-box>
            <text:p><text:span text:style-name="T1">Moon Light</text:span></text:p>
          </draw:text-box>
        </draw:frame>
        <draw:custom-shape draw:style-name="gr9" draw:text-style-name="P2" xml:id="id1" draw:id="id1" draw:layer="layout" svg:width="0.3cm" svg:height="0.9cm" svg:x="5.996cm" svg:y="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0" draw:text-style-name="P2" xml:id="id21" draw:id="id21" draw:layer="layout" svg:x1="6.146cm" svg:y1="5cm" svg:x2="8.776cm" svg:y2="5.275cm" draw:start-shape="id1" draw:start-glue-point="4" svg:d="m6146 5000v-501h2630v776" svg:viewBox="0 0 2631 777">
          <text:p/>
        </draw:connector>
        <draw:connector draw:style-name="gr11" draw:text-style-name="P2" xml:id="id4" draw:id="id4" draw:layer="layout" draw:type="line" svg:x1="3.228cm" svg:y1="0.37cm" svg:x2="3.246cm" svg:y2="1.7cm" draw:end-shape="id2" svg:d="m3228 370 18 1330" svg:viewBox="0 0 19 1331">
          <text:p/>
        </draw:connector>
        <draw:connector draw:style-name="gr11" draw:text-style-name="P2" xml:id="id5" draw:id="id5" draw:layer="layout" draw:type="line" svg:x1="4.336cm" svg:y1="0.837cm" svg:x2="4.346cm" svg:y2="2.3cm" svg:d="m4336 837 10 1463" svg:viewBox="0 0 11 1464">
          <text:p/>
        </draw:connector>
        <draw:connector draw:style-name="gr11" draw:text-style-name="P2" xml:id="id6" draw:id="id6" draw:layer="layout" draw:type="line" svg:x1="5.995cm" svg:y1="1.194cm" svg:x2="5.996cm" svg:y2="1.8cm" draw:end-shape="id3" draw:end-glue-point="0" svg:d="m5995 1194 1 606" svg:viewBox="0 0 2 607">
          <text:p/>
        </draw:connector>
        <draw:connector draw:style-name="gr11" draw:text-style-name="P2" xml:id="id15" draw:id="id15" draw:layer="layout" draw:type="line" svg:x1="3.228cm" svg:y1="0.37cm" svg:x2="10.89cm" svg:y2="0.399cm" draw:start-shape="id4" draw:start-glue-point="2" svg:d="m3228 370 7662 29" svg:viewBox="0 0 7663 30">
          <text:p/>
        </draw:connector>
        <draw:connector draw:style-name="gr11" draw:text-style-name="P2" xml:id="id14" draw:id="id14" draw:layer="layout" draw:type="line" svg:x1="4.336cm" svg:y1="0.837cm" svg:x2="10.852cm" svg:y2="0.824cm" draw:start-shape="id5" draw:start-glue-point="2" svg:d="m4336 837 6516-13" svg:viewBox="0 0 6517 14">
          <text:p/>
        </draw:connector>
        <draw:connector draw:style-name="gr11" draw:text-style-name="P2" xml:id="id9" draw:id="id9" draw:layer="layout" draw:type="line" svg:x1="5.995cm" svg:y1="1.194cm" svg:x2="10.795cm" svg:y2="1.193cm" draw:start-shape="id6" draw:start-glue-point="2" svg:d="m5995 1194 4800-1" svg:viewBox="0 0 4801 2">
          <text:p/>
        </draw:connector>
        <draw:custom-shape draw:style-name="gr3" draw:text-style-name="P4" xml:id="id7" draw:id="id7" draw:layer="layout" svg:width="1.2cm" svg:height="1.5cm" svg:x="11.296cm" svg:y="2.8cm">
          <text:p text:style-name="P2"><text:span text:style-name="T3">R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1.2cm" svg:height="1.5cm" svg:x="12.596cm" svg:y="2.8cm">
          <text:p text:style-name="P2"><text:span text:style-name="T3">R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1.2cm" svg:height="1.5cm" svg:x="13.896cm" svg:y="2.8cm">
          <text:p text:style-name="P2"><text:span text:style-name="T3">R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2cm" svg:height="1.5cm" svg:x="15.196cm" svg:y="2.8cm">
          <text:p text:style-name="P2"><text:span text:style-name="T3">Relay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1.896cm" svg:y1="2.8cm" svg:x2="11.88cm" svg:y2="1.191cm" draw:start-shape="id7" draw:start-glue-point="0" draw:end-shape="id8" draw:end-glue-point="3" svg:d="m11896 2800-16-1609" svg:viewBox="0 0 17 1610">
          <text:p/>
        </draw:connector>
        <draw:connector draw:style-name="gr11" draw:text-style-name="P2" xml:id="id8" draw:id="id8" draw:layer="layout" draw:type="line" svg:x1="10.795cm" svg:y1="1.193cm" svg:x2="11.88cm" svg:y2="1.191cm" draw:start-shape="id9" draw:start-glue-point="3" svg:d="m10795 1193 1085-2" svg:viewBox="0 0 1086 3">
          <text:p/>
        </draw:connector>
        <draw:connector draw:style-name="gr11" draw:text-style-name="P2" draw:layer="layout" draw:type="line" svg:x1="13.196cm" svg:y1="2.8cm" svg:x2="13.179cm" svg:y2="0.82cm" draw:start-shape="id10" draw:start-glue-point="0" draw:end-shape="id11" draw:end-glue-point="3" svg:d="m13196 2800-17-1980" svg:viewBox="0 0 18 1981">
          <text:p/>
        </draw:connector>
        <draw:connector draw:style-name="gr11" draw:text-style-name="P2" draw:layer="layout" draw:type="line" svg:x1="14.496cm" svg:y1="2.8cm" svg:x2="14.492cm" svg:y2="0.416cm" draw:start-shape="id12" draw:start-glue-point="0" draw:end-shape="id13" draw:end-glue-point="3" svg:d="m14496 2800-4-2384" svg:viewBox="0 0 5 2385">
          <text:p/>
        </draw:connector>
        <draw:connector draw:style-name="gr11" draw:text-style-name="P2" xml:id="id11" draw:id="id11" draw:layer="layout" draw:type="line" svg:x1="10.852cm" svg:y1="0.824cm" svg:x2="13.179cm" svg:y2="0.82cm" draw:start-shape="id14" draw:start-glue-point="3" svg:d="m10852 824 2327-4" svg:viewBox="0 0 2328 5">
          <text:p/>
        </draw:connector>
        <draw:connector draw:style-name="gr11" draw:text-style-name="P2" xml:id="id13" draw:id="id13" draw:layer="layout" draw:type="line" svg:x1="10.89cm" svg:y1="0.399cm" svg:x2="14.492cm" svg:y2="0.416cm" draw:start-shape="id15" draw:start-glue-point="3" svg:d="m10890 399 3602 17" svg:viewBox="0 0 3603 18">
          <text:p/>
        </draw:connector>
        <draw:connector draw:style-name="gr12" draw:text-style-name="P2" xml:id="id18" draw:id="id18" draw:layer="layout" draw:line-skew="0.698cm" svg:x1="4.346cm" svg:y1="9.1cm" svg:x2="17.1cm" svg:y2="1.941cm" draw:start-shape="id16" draw:start-glue-point="8" svg:d="m4346 9100v1200h12754v-8359" svg:viewBox="0 0 12755 8360">
          <text:p/>
        </draw:connector>
        <draw:custom-shape draw:style-name="gr2" draw:text-style-name="P2" xml:id="id23" draw:id="id23" draw:layer="layout" svg:width="3.1cm" svg:height="4cm" svg:x="8.19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20" draw:id="id20" draw:layer="layout" svg:width="0.3cm" svg:height="2.1cm" svg:x="10.696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xml:id="id19" draw:id="id19" draw:layer="layout" draw:type="line" svg:x1="15.796cm" svg:y1="2.8cm" svg:x2="15.815cm" svg:y2="1.973cm" draw:start-shape="id17" draw:start-glue-point="0" svg:d="m15796 2800 19-827" svg:viewBox="0 0 20 828">
          <text:p/>
        </draw:connector>
        <draw:connector draw:style-name="gr11" draw:text-style-name="P2" draw:layer="layout" draw:type="line" svg:x1="17.1cm" svg:y1="1.941cm" svg:x2="15.815cm" svg:y2="1.973cm" draw:start-shape="id18" draw:start-glue-point="3" draw:end-shape="id19" draw:end-glue-point="3" svg:d="m17100 1941-1285 32" svg:viewBox="0 0 1286 33">
          <text:p/>
        </draw:connector>
        <draw:connector draw:style-name="gr10" draw:text-style-name="P2" draw:layer="layout" svg:x1="10.846cm" svg:y1="9.3cm" svg:x2="15.796cm" svg:y2="4.3cm" draw:start-shape="id20" draw:start-glue-point="2" draw:end-shape="id17" draw:end-glue-point="2" svg:d="m10846 9300v502h4950v-5502" svg:viewBox="0 0 4951 5503">
          <text:p/>
        </draw:connector>
        <draw:connector draw:style-name="gr10" draw:text-style-name="P2" draw:layer="layout" svg:x1="10.846cm" svg:y1="9.3cm" svg:x2="14.496cm" svg:y2="4.3cm" draw:start-shape="id20" draw:start-glue-point="2" draw:end-shape="id12" draw:end-glue-point="2" svg:d="m10846 9300v502h3650v-5502" svg:viewBox="0 0 3651 5503">
          <text:p/>
        </draw:connector>
        <draw:connector draw:style-name="gr10" draw:text-style-name="P2" draw:layer="layout" svg:x1="10.846cm" svg:y1="9.3cm" svg:x2="13.196cm" svg:y2="4.3cm" draw:start-shape="id20" draw:start-glue-point="2" draw:end-shape="id10" draw:end-glue-point="2" svg:d="m10846 9300v502h2350v-5502" svg:viewBox="0 0 2351 5503">
          <text:p/>
        </draw:connector>
        <draw:connector draw:style-name="gr10" draw:text-style-name="P2" draw:layer="layout" svg:x1="10.846cm" svg:y1="9.3cm" svg:x2="11.896cm" svg:y2="4.3cm" draw:start-shape="id20" draw:start-glue-point="2" draw:end-shape="id7" draw:end-glue-point="2" svg:d="m10846 9300v502h1050v-5502" svg:viewBox="0 0 1051 5503">
          <text:p/>
        </draw:connector>
        <draw:connector draw:style-name="gr10" draw:text-style-name="P2" draw:layer="layout" svg:x1="8.776cm" svg:y1="5.275cm" svg:x2="10.846cm" svg:y2="7.2cm" draw:start-shape="id21" draw:start-glue-point="3" draw:end-shape="id20" draw:end-glue-point="0" svg:d="m8776 5275v975h2070v950" svg:viewBox="0 0 2071 1926">
          <text:p/>
        </draw:connector>
        <draw:frame draw:style-name="gr14" draw:text-style-name="P2" draw:layer="layout" svg:width="1.8cm" svg:height="1.437cm" svg:x="8.796cm" svg:y="6.8cm">
          <draw:image xlink:href="Pictures/10000201000001900000012C92F8572B.png" xlink:type="simple" xlink:show="embed" xlink:actuate="onLoad">
            <text:p/>
          </draw:image>
        </draw:frame>
        <draw:frame draw:style-name="gr14" draw:text-style-name="P2" xml:id="id22" draw:id="id22" draw:layer="layout" svg:width="0.732cm" svg:height="0.732cm" svg:x="1.196cm" svg:y="5.868cm">
          <draw:image xlink:href="Pictures/100002010000010000000100223D1341.png" xlink:type="simple" xlink:show="embed" xlink:actuate="onLoad">
            <text:p/>
          </draw:image>
        </draw:frame>
        <draw:connector draw:style-name="gr15" draw:text-style-name="P2" draw:layer="layout" svg:x1="1.562cm" svg:y1="6.6cm" svg:x2="9.746cm" svg:y2="9.5cm" draw:start-shape="id22" draw:start-glue-point="2" draw:end-shape="id23" draw:end-glue-point="2" svg:d="m1562 6600v3402h8184v-502" svg:viewBox="0 0 8185 3403">
          <text:p/>
        </draw:connector>
        <draw:custom-shape draw:style-name="gr16" draw:text-style-name="P2" xml:id="id24" draw:id="id24" draw:layer="layout" svg:width="0.5cm" svg:height="0.5cm" svg:x="8.79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5" draw:id="id25" draw:layer="layout" svg:width="0.5cm" svg:height="0.5cm" svg:x="9.79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6" draw:id="id26" draw:layer="layout" svg:width="0.5cm" svg:height="0.5cm" svg:x="10.79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9.046cm" svg:y1="12.2cm" svg:x2="10.846cm" svg:y2="9.3cm" draw:start-shape="id24" draw:start-glue-point="4" draw:end-shape="id20" draw:end-glue-point="2" svg:d="m9046 12200v-1449h1800v-1451" svg:viewBox="0 0 1801 2901">
          <text:p/>
        </draw:connector>
        <draw:connector draw:style-name="gr10" draw:text-style-name="P2" draw:layer="layout" svg:x1="10.046cm" svg:y1="12.2cm" svg:x2="10.846cm" svg:y2="9.3cm" draw:start-shape="id25" draw:start-glue-point="4" draw:end-shape="id20" draw:end-glue-point="2" svg:d="m10046 12200v-1449h800v-1451" svg:viewBox="0 0 801 2901">
          <text:p/>
        </draw:connector>
        <draw:connector draw:style-name="gr10" draw:text-style-name="P2" draw:layer="layout" svg:x1="11.046cm" svg:y1="12.2cm" svg:x2="10.846cm" svg:y2="9.3cm" draw:start-shape="id26" draw:start-glue-point="4" draw:end-shape="id20" svg:d="m11046 12200v-1449h-200v-1451" svg:viewBox="0 0 201 2901">
          <text:p/>
        </draw:connector>
        <draw:frame draw:style-name="gr19" draw:layer="layout" svg:width="2.4cm" svg:height="1.15cm" svg:x="9.096cm" svg:y="12.85cm">
          <draw:text-box>
            <text:p>LED's</text:p>
          </draw:text-box>
        </draw:frame>
        <draw:custom-shape draw:style-name="gr17" draw:text-style-name="P2" draw:layer="layout" svg:width="1.2cm" svg:height="1.1cm" svg:x="3.896cm" svg:y="2.1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0" draw:text-style-name="P2" draw:layer="layout" svg:width="0.7cm" svg:height="0.9cm" svg:x="5.796cm" svg:y="2.3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1" draw:text-style-name="P2" draw:layer="layout" svg:width="0.8cm" svg:height="0.8cm" svg:x="2.696cm" svg:y="2.3cm">
          <text:p/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Heever</meta:initial-creator>
    <meta:creation-date>2013-12-28T12:34:44.705471807</meta:creation-date>
    <dc:date>2013-12-28T16:00:41.622607118</dc:date>
    <dc:creator>Michael Heever</dc:creator>
    <meta:editing-duration>PT2H59M41S</meta:editing-duration>
    <meta:editing-cycles>4</meta:editing-cycles>
    <meta:generator>LibreOffice/4.1.3.2$Linux_x86 LibreOffice_project/410m0$Build-2</meta:generator>
    <meta:document-statistic meta:object-count="52"/>
  </office:meta>
</office:document-meta>
</file>